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2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none" fo:border-top="none"/>
    </style:style>
    <style:style style:name="ce2" style:family="table-cell" style:parent-style-name="Default">
      <style:table-cell-properties fo:border-bottom="0.002cm solid #000000" fo:border-left="none" fo:border-right="0.002cm solid #000000" fo:border-top="none"/>
    </style:style>
    <style:style style:name="ce3" style:family="table-cell" style:parent-style-name="Default">
      <style:table-cell-properties fo:border-bottom="none" fo:border-left="none" fo:border-right="0.002cm solid #000000" fo:border-top="none"/>
    </style:style>
    <style:style style:name="ce4" style:family="table-cell" style:parent-style-name="Default">
      <style:text-properties style:text-line-through-style="soli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Octopus</text:p>
          </table:table-cell>
          <table:table-cell table:style-name="ce2" office:value-type="string">
            <text:p>Klipper</text:p>
          </table:table-cell>
          <table:table-cell table:style-name="ce1" office:value-type="string">
            <text:p>STEP</text:p>
          </table:table-cell>
          <table:table-cell table:style-name="ce1" office:value-type="string">
            <text:p>DIR</text:p>
          </table:table-cell>
          <table:table-cell table:style-name="ce1" office:value-type="string">
            <text:p>EN</text:p>
          </table:table-cell>
          <table:table-cell table:style-name="ce1" office:value-type="string">
            <text:p>CS</text:p>
          </table:table-cell>
        </table:table-row>
        <table:table-row table:style-name="ro1">
          <table:table-cell office:value-type="string">
            <text:p>Motor 0</text:p>
          </table:table-cell>
          <table:table-cell table:style-name="ce3" office:value-type="string">
            <text:p>Z</text:p>
          </table:table-cell>
          <table:table-cell office:value-type="string">
            <text:p>PF13</text:p>
          </table:table-cell>
          <table:table-cell office:value-type="string">
            <text:p>PF12</text:p>
          </table:table-cell>
          <table:table-cell office:value-type="string">
            <text:p>PF14</text:p>
          </table:table-cell>
          <table:table-cell office:value-type="string">
            <text:p>PC4</text:p>
          </table:table-cell>
        </table:table-row>
        <table:table-row table:style-name="ro1">
          <table:table-cell office:value-type="string">
            <text:p>Motor 1</text:p>
          </table:table-cell>
          <table:table-cell table:style-name="ce3" office:value-type="string">
            <text:p>Z1</text:p>
          </table:table-cell>
          <table:table-cell office:value-type="string">
            <text:p>PG0</text:p>
          </table:table-cell>
          <table:table-cell office:value-type="string">
            <text:p>PG1</text:p>
          </table:table-cell>
          <table:table-cell office:value-type="string">
            <text:p>PF15</text:p>
          </table:table-cell>
          <table:table-cell office:value-type="string">
            <text:p>PD11</text:p>
          </table:table-cell>
        </table:table-row>
        <table:table-row table:style-name="ro1">
          <table:table-cell office:value-type="string">
            <text:p>Motor 2.1</text:p>
          </table:table-cell>
          <table:table-cell table:style-name="ce3" office:value-type="string">
            <text:p>X</text:p>
          </table:table-cell>
          <table:table-cell office:value-type="string">
            <text:p>PF11</text:p>
          </table:table-cell>
          <table:table-cell office:value-type="string">
            <text:p>PG3</text:p>
          </table:table-cell>
          <table:table-cell office:value-type="string">
            <text:p>PG5</text:p>
          </table:table-cell>
          <table:table-cell office:value-type="string">
            <text:p>PC6</text:p>
          </table:table-cell>
        </table:table-row>
        <table:table-row table:style-name="ro1">
          <table:table-cell office:value-type="string">
            <text:p>Motor 3</text:p>
          </table:table-cell>
          <table:table-cell table:style-name="ce3" office:value-type="string">
            <text:p>Y</text:p>
          </table:table-cell>
          <table:table-cell office:value-type="string">
            <text:p>PG4</text:p>
          </table:table-cell>
          <table:table-cell office:value-type="string">
            <text:p>PC1</text:p>
          </table:table-cell>
          <table:table-cell office:value-type="string">
            <text:p>PA2</text:p>
          </table:table-cell>
          <table:table-cell office:value-type="string">
            <text:p>PC7</text:p>
          </table:table-cell>
        </table:table-row>
        <table:table-row table:style-name="ro1">
          <table:table-cell office:value-type="string">
            <text:p>Motor 4</text:p>
          </table:table-cell>
          <table:table-cell table:style-name="ce3" office:value-type="string">
            <text:p>Z2</text:p>
          </table:table-cell>
          <table:table-cell office:value-type="string">
            <text:p>PF9</text:p>
          </table:table-cell>
          <table:table-cell office:value-type="string">
            <text:p>PF10</text:p>
          </table:table-cell>
          <table:table-cell office:value-type="string">
            <text:p>PG2</text:p>
          </table:table-cell>
          <table:table-cell office:value-type="string">
            <text:p>PF2</text:p>
          </table:table-cell>
        </table:table-row>
        <table:table-row table:style-name="ro1">
          <table:table-cell office:value-type="string">
            <text:p>Motor 5</text:p>
          </table:table-cell>
          <table:table-cell table:style-name="ce3" office:value-type="string">
            <text:p>Z3</text:p>
          </table:table-cell>
          <table:table-cell office:value-type="string">
            <text:p>PC13</text:p>
          </table:table-cell>
          <table:table-cell office:value-type="string">
            <text:p>PF0</text:p>
          </table:table-cell>
          <table:table-cell office:value-type="string">
            <text:p>PF1</text:p>
          </table:table-cell>
          <table:table-cell office:value-type="string">
            <text:p>PE4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HE0</text:p>
          </table:table-cell>
          <table:table-cell/>
          <table:table-cell office:value-type="string">
            <text:p>PA0</text:p>
          </table:table-cell>
          <table:table-cell table:number-columns-repeated="3"/>
        </table:table-row>
        <table:table-row table:style-name="ro1">
          <table:table-cell office:value-type="string">
            <text:p>HE1</text:p>
          </table:table-cell>
          <table:table-cell office:value-type="string">
            <text:p>LED</text:p>
          </table:table-cell>
          <table:table-cell office:value-type="string">
            <text:p>PB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Fan 0</text:p>
          </table:table-cell>
          <table:table-cell office:value-type="string">
            <text:p>mcu</text:p>
          </table:table-cell>
          <table:table-cell office:value-type="string">
            <text:p>PA8</text:p>
          </table:table-cell>
          <table:table-cell table:number-columns-repeated="3"/>
        </table:table-row>
        <table:table-row table:style-name="ro1">
          <table:table-cell office:value-type="string">
            <text:p>Fan 1</text:p>
          </table:table-cell>
          <table:table-cell office:value-type="string">
            <text:p>SSR</text:p>
          </table:table-cell>
          <table:table-cell office:value-type="string">
            <text:p>PE5</text:p>
          </table:table-cell>
          <table:table-cell table:number-columns-repeated="3"/>
        </table:table-row>
        <table:table-row table:style-name="ro1">
          <table:table-cell office:value-type="string">
            <text:p>Fan 2</text:p>
          </table:table-cell>
          <table:table-cell office:value-type="string">
            <text:p>Exhaust</text:p>
          </table:table-cell>
          <table:table-cell table:style-name="ce4" office:value-type="string">
            <text:p>PD12</text:p>
          </table:table-cell>
          <table:table-cell office:value-type="string">
            <text:p>PB0</text:p>
          </table:table-cell>
          <table:table-cell office:value-type="string">
            <text:p>(HE2)</text:p>
          </table:table-cell>
          <table:table-cell/>
        </table:table-row>
        <table:table-row table:style-name="ro1">
          <table:table-cell office:value-type="string">
            <text:p>Fan 3</text:p>
          </table:table-cell>
          <table:table-cell office:value-type="string">
            <text:p>chamber</text:p>
          </table:table-cell>
          <table:table-cell table:style-name="ce4" office:value-type="string">
            <text:p>PD13</text:p>
          </table:table-cell>
          <table:table-cell office:value-type="string">
            <text:p>PB11</text:p>
          </table:table-cell>
          <table:table-cell office:value-type="string">
            <text:p>(HE3)</text:p>
          </table:table-cell>
          <table:table-cell/>
        </table:table-row>
        <table:table-row table:style-name="ro1">
          <table:table-cell office:value-type="string">
            <text:p>Fan 4</text:p>
          </table:table-cell>
          <table:table-cell office:value-type="string">
            <text:p>CPAP</text:p>
          </table:table-cell>
          <table:table-cell office:value-type="string">
            <text:p>PD1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T0</text:p>
          </table:table-cell>
          <table:table-cell office:value-type="string">
            <text:p>thermistor bed</text:p>
          </table:table-cell>
          <table:table-cell office:value-type="string">
            <text:p>PF3</text:p>
          </table:table-cell>
          <table:table-cell table:number-columns-repeated="3"/>
        </table:table-row>
        <table:table-row table:style-name="ro1">
          <table:table-cell office:value-type="string">
            <text:p>BED_OUT</text:p>
          </table:table-cell>
          <table:table-cell office:value-type="string">
            <text:p>heater_bed</text:p>
          </table:table-cell>
          <table:table-cell office:value-type="string">
            <text:p>PA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STOP7</text:p>
          </table:table-cell>
          <table:table-cell office:value-type="string">
            <text:p>Y endstop</text:p>
          </table:table-cell>
          <table:table-cell office:value-type="string">
            <text:p>PG1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CAN H</text:p>
          </table:table-cell>
          <table:table-cell office:value-type="string">
            <text:p>grau und pink</text:p>
          </table:table-cell>
          <table:table-cell table:number-columns-repeated="4"/>
        </table:table-row>
        <table:table-row table:style-name="ro1">
          <table:table-cell office:value-type="string">
            <text:p>CAN L</text:p>
          </table:table-cell>
          <table:table-cell office:value-type="string">
            <text:p>gelb weiß</text:p>
          </table:table-cell>
          <table:table-cell table:number-columns-repeated="4"/>
        </table:table-row>
        <table:table-row table:style-name="ro1">
          <table:table-cell office:value-type="string">
            <text:p>Plus</text:p>
          </table:table-cell>
          <table:table-cell office:value-type="string">
            <text:p>rot</text:p>
          </table:table-cell>
          <table:table-cell table:number-columns-repeated="4"/>
        </table:table-row>
        <table:table-row table:style-name="ro1">
          <table:table-cell office:value-type="string">
            <text:p>Minus</text:p>
          </table:table-cell>
          <table:table-cell office:value-type="string">
            <text:p>schwarz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16">16.01.2026</text:date>, <text:time>18:2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3M</meta:editing-duration>
    <meta:editing-cycles>8</meta:editing-cycles>
    <meta:generator>OpenOffice/4.1.16$Win32 OpenOffice.org_project/4116m3$Build-9816</meta:generator>
    <dc:date>2026-01-16T18:23:46.84</dc:date>
    <dc:creator>Holger Schmuderer</dc:creator>
    <meta:document-statistic meta:table-count="3" meta:cell-count="83" meta:object-count="0"/>
    <meta:user-defined meta:name="Info 1"/>
    <meta:user-defined meta:name="Info 2"/>
    <meta:user-defined meta:name="Info 3"/>
    <meta:user-defined meta:name="Info 4"/>
  </office:meta>
</office:document-meta>
</file>